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fill="hatch" draw:fill-color="#000000" draw:fill-hatch-name="Black_20_45_20_Degrees" draw:textarea-horizontal-align="justify" draw:textarea-vertical-align="middle" draw:auto-grow-height="false" fo:min-height="5.719cm" fo:min-width="4.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hatch" draw:fill-color="#000000" draw:fill-hatch-name="Black_20_45_20_Degrees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9.89cm" svg:x2="20.05cm" svg:y2="9.89cm">
          <text:p/>
        </draw:line>
        <draw:line draw:style-name="gr1" draw:text-style-name="P1" draw:layer="layout" svg:x1="11.16cm" svg:y1="13.573cm" svg:x2="11.16cm" svg:y2="6.08cm">
          <text:p/>
        </draw:line>
        <draw:path draw:style-name="gr2" draw:text-style-name="P1" draw:layer="layout" svg:width="3.282cm" svg:height="1.669cm" draw:transform="rotate (-0.339292006587698) translate (11.16cm 9.89cm)" svg:viewBox="0 0 3283 1670" svg:d="M0 0c1241 1020 2318 1468 3283 1670">
          <text:p/>
        </draw:path>
        <draw:path draw:style-name="gr3" draw:text-style-name="P1" draw:layer="layout" svg:width="5.17cm" svg:height="0.726cm" draw:transform="rotate (-0.339292006587698) translate (13.9039801410421cm 11.9790551476672cm)" svg:viewBox="0 0 5171 727" svg:d="M0 613c1608 336 2939-134 5171-613">
          <text:p/>
        </draw:path>
        <draw:line draw:style-name="gr4" draw:text-style-name="P1" draw:layer="layout" svg:x1="12.43cm" svg:y1="9.89cm" svg:x2="12.43cm" svg:y2="11.16cm">
          <text:p/>
        </draw:line>
        <draw:line draw:style-name="gr4" draw:text-style-name="P1" draw:layer="layout" svg:x1="13.7cm" svg:y1="9.89cm" svg:x2="13.7cm" svg:y2="12.557cm">
          <text:p/>
        </draw:line>
        <draw:line draw:style-name="gr5" draw:text-style-name="P1" draw:layer="layout" svg:x1="11.16cm" svg:y1="9.89cm" svg:x2="13.7cm" svg:y2="12.557cm">
          <text:p/>
        </draw:line>
        <draw:frame draw:style-name="gr6" draw:text-style-name="P2" draw:layer="layout" svg:width="0.747cm" svg:height="0.536cm" svg:x="10.159cm" svg:y="6.4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2" draw:layer="layout" svg:width="0.436cm" svg:height="0.47cm" svg:x="18.725cm" svg:y="9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2" draw:layer="layout" svg:width="0.572cm" svg:height="0.53cm" svg:x="12.134cm" svg:y="9.3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5" draw:text-style-name="P1" draw:layer="layout" svg:x1="8.66cm" svg:y1="7.291cm" svg:x2="11.2cm" svg:y2="9.958cm">
          <text:p/>
        </draw:line>
        <draw:path draw:style-name="gr3" draw:text-style-name="P1" draw:layer="layout" svg:width="5.17cm" svg:height="0.726cm" draw:transform="rotate (2.8023006470021) translate (8.47601985895791cm 7.8779448523328cm)" svg:viewBox="0 0 5171 727" svg:d="M0 613c1608 336 2939-134 5171-613">
          <text:p/>
        </draw:path>
        <draw:frame draw:style-name="gr6" draw:text-style-name="P2" draw:layer="layout" svg:width="0.831cm" svg:height="0.53cm" svg:x="7.676cm" svg:y="9.3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2" draw:layer="layout" svg:width="0.831cm" svg:height="0.53cm" svg:x="13.271cm" svg:y="9.3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4" draw:text-style-name="P1" draw:layer="layout" svg:x1="8.6cm" svg:y1="7.257cm" svg:x2="8.62cm" svg:y2="9.89cm">
          <text:p/>
        </draw:line>
        <draw:custom-shape draw:style-name="gr7" draw:text-style-name="P3" draw:layer="layout" svg:width="5.08cm" svg:height="5.969cm" svg:x="8.62cm" svg:y="7.09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68cm" svg:height="0.962cm" svg:x="13.02cm" svg:y="6.334cm">
          <draw:text-box>
            <text:p>I</text:p>
          </draw:text-box>
        </draw:frame>
        <draw:frame draw:style-name="gr9" draw:text-style-name="P4" draw:layer="layout" svg:width="1.27cm" svg:height="1.673cm" svg:x="13.954cm" svg:y="6.334cm">
          <draw:text-box>
            <text:p>I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11:15:06.487000000</meta:creation-date>
    <dc:date>2018-07-20T11:55:46.575000000</dc:date>
    <meta:editing-duration>PT26M48S</meta:editing-duration>
    <meta:editing-cycles>6</meta:editing-cycles>
    <meta:generator>LibreOffice/6.0.3.2$Windows_X86_64 LibreOffice_project/8f48d515416608e3a835360314dac7e47fd0b821</meta:generator>
    <meta:document-statistic meta:object-count="18"/>
  </office:meta>
</office:document-meta>
</file>

<file path=Object 1/content.xml><?xml version="1.0" encoding="utf-8"?>
<math xmlns="http://www.w3.org/1998/Math/MathML" display="block">
  <semantics>
    <msup>
      <mi>x</mi>
      <mrow>
        <mo fence="true" stretchy="false">(</mo>
        <mrow>
          <mn>1</mn>
        </mrow>
        <mo fence="true" stretchy="false">)</mo>
      </mrow>
    </msup>
    <annotation encoding="StarMath 5.0">x^( 1) 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4/content.xml><?xml version="1.0" encoding="utf-8"?>
<math xmlns="http://www.w3.org/1998/Math/MathML" display="block">
  <semantics>
    <mrow>
      <mn>2</mn>
      <msub>
        <mi>x</mi>
        <mn>0</mn>
      </msub>
    </mrow>
    <annotation encoding="StarMath 5.0">2x_0</annotation>
  </semantics>
</math>
</file>

<file path=Object 5/content.xml><?xml version="1.0" encoding="utf-8"?>
<math xmlns="http://www.w3.org/1998/Math/MathML" display="block">
  <semantics>
    <mrow>
      <mn>2</mn>
      <msub>
        <mi>x</mi>
        <mn>0</mn>
      </msub>
    </mrow>
    <annotation encoding="StarMath 5.0">2x_0</annotation>
  </semantics>
</math>
</file>